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language="de" fo:country="DE" fo:font-weight="bold" style:font-weight-asian="bold" style:font-name-complex="Times New Roman" style:font-weight-complex="bold"/>
    </style:style>
    <style:style style:name="P2" style:family="paragraph" style:parent-style-name="Standard">
      <style:text-properties style:font-name="Times New Roman" fo:language="de" fo:country="DE" style:font-name-complex="Times New Roman"/>
    </style:style>
    <style:style style:name="P3" style:family="paragraph" style:parent-style-name="Standard" style:master-page-name="MP0">
      <style:paragraph-properties style:page-number="auto" fo:break-before="page"/>
      <style:text-properties style:font-name="Times New Roman" fo:language="de" fo:country="DE" fo:font-weight="bold" style:font-weight-asian="bold" style:font-name-complex="Times New Roman" style:font-weight-complex="bold"/>
    </style:style>
    <style:style style:name="P4" style:family="paragraph" style:parent-style-name="Standard">
      <style:text-properties officeooo:paragraph-rsid="0003cd8e"/>
    </style:style>
    <style:style style:name="T1" style:family="text">
      <style:text-properties style:font-name="Times New Roman" fo:language="de" fo:country="DE" style:font-name-complex="Times New Roman"/>
    </style:style>
    <style:style style:name="T2" style:family="text">
      <style:text-properties style:font-name="Times New Roman" fo:language="de" fo:country="DE" fo:font-style="italic" style:font-style-asian="italic" style:font-name-complex="Times New Roman"/>
    </style:style>
    <style:style style:name="T3" style:family="text">
      <style:text-properties style:font-name="Times New Roman" fo:language="de" fo:country="DE" fo:font-style="italic" style:font-style-asian="italic" style:font-name-complex="Times New Roman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. Erklären Sie Gramscis Begriffe des »Alltagsverstands« (senso comune)</text:p>
      <text:p text:style-name="P1">und des »gesunden Menschenverstands« (buon senso). Wie stellt er</text:p>
      <text:p text:style-name="P1">sich eine praxisphilosophische Kritik des Alltagsverstands vor?</text:p>
      <text:p text:style-name="P2"/>
      <text:p text:style-name="P2">Der Alltagsverstand (senco comune) wird zunächst als ein Gegenbegriff (oder</text:p>
      <text:p text:style-name="P2">sogar als eine Gegenpraxis) zur Beschäftigung mit intellektuellen Diskursen</text:p>
      <text:p text:style-name="P2">eingeführt. Dabei soll es darum gehen an den ganz alltäglichen, sozusagen</text:p>
      <text:p text:style-name="P2">»common sense« anzuknüpfen. Dieser sei allerdings von Ideologie »besetzt«</text:p>
      <text:p text:style-name="P2">(Gramsci zeigt dies vor allem am Beispiel von der katholischen Religion). Statt</text:p>
      <text:p text:style-name="P2">nun (wie zur derzeitigen Praxis des ML), quasi von außen Kritik und vorge-</text:p>
      <text:p text:style-name="P2">fertigte Theorien (welche wieder Ideologien sind) an das Proletariat heran-</text:p>
      <text:p text:style-name="P2">zuführen, soll am Alltagsverstand angeknüpft und von ihm ausgegangen wer-</text:p>
      <text:p text:style-name="P2">den. Hier kommt auch der »gesunde Menschenverstand« (buon senso) ins</text:p>
      <text:p text:style-name="P2">Spiel. Neben dem von der Ideologie »besetzten« Alltagsverstand, gäbe es</text:p>
      <text:p text:style-name="P2">außerdem noch den gesunden Menschenverstand, welcher als »gesunder Kern«</text:p>
      <text:p text:style-name="P2">und im Gegensatz zum ersteren nicht am weitesten entfernt, sondern am aller</text:p>
      <text:p text:style-name="P2">nächsten dran sei an marxistischer Theorie (vgl. Rehmann, S. 89) und sich</text:p>
      <text:p text:style-name="P2">(damit) dem Alltagsverstand entgegensetzt (vgl. Gramsci, S. 1377). Gerade</text:p>
      <text:p text:style-name="P2">an diesen gelte es (und das ist die »Philosophie der Praxis«) anzuknüpfen und</text:p>
      <text:p text:style-name="P2">»von dort aus an der Kohärenz und der Weiterentwicklung des Alltagsver-</text:p>
      <text:p text:style-name="P2">stands« zu arbeiten. charakterisiert durch realistische Beobachtung, Experimentiergeist (wie die Wissenschaft)</text:p>
      <text:p text:style-name="P2"/>
      <text:p text:style-name="P2"/>
      <text:p text:style-name="P1">3. Welche verschiedenen Ideologiebegriffe finden Sie bei Gramsci?</text:p>
      <text:p text:style-name="P1">Erläutern Sie die Spezifik seiner Ideologiekritik.</text:p>
      <text:p text:style-name="P2">Ich möchte diese Frage nutzen, um auf eine Nicht-Verstehen meinerseits ein-</text:p>
      <text:p text:style-name="P2">zugehen. Zunächst erscheint es mir so, dass Gramsci davon ausgeht einen (vi-</text:p>
      <text:p text:style-name="P2">elleicht gängigen) Ideologiebegriff bei Croces zu kritisieren. Dieser betrachtet</text:p>
      <text:p text:style-name="P2">Ideologien als »reine Illusionen« und als »Betrug« an den Regierten. Während</text:p>
      <text:p text:style-name="P2">die Regierenden Ideologie als »gewollte[n] und bewusste[n] Betrug« (S. 1325)</text:p>
      <text:p text:style-name="P2">nutzen. Das ist ja eine Vorstellung, die wir im Seminar bereits diskutiert</text:p>
      <text:p text:style-name="P2">hatten, die sich einreiht in die unkritische Verwendung von bloß falschem Be-</text:p>
      <text:p text:style-name="P2">wusstsein, bei der sich dann fragt, wo dieses Bewusstsein herkommt und eine</text:p>
      <text:p text:style-name="P2">Antwort ist dann »die da oben, die Betrügen die da unten« (wie es auch bei</text:p>
      <text:p text:style-name="P2">Croces zu sein scheint).</text:p>
      <text:p text:style-name="P2">Diese Auffassung wird von Gramsci (wie auch von mir) nicht geteilt, dage-</text:p>
      <text:p text:style-name="P2">gen seinen Ideologien »alles andere als willkürlich«, sondern »reale geschicht-</text:p>
      <text:p text:style-name="P2">liche Fakten« oder »objektive und wirksame Realität« (S. 1325). Allerdings</text:p>
      <text:p text:style-name="P2">bin ich etwas verwirrt, weil er sie dann trotzdem genau gleich zu behandeln</text:p>
      <text:p text:style-name="P2">scheint: man müsse, den ideologisch besetzten Alltagsverstand dringend von</text:p>
      <text:p text:style-name="P2">diesen befreien, sie »bekämpfen und in ihrem Wesen als Herrschaftsinstru-</text:p>
      <text:p text:style-name="P2">mente enthüllen« (ebd.).</text:p>
      <text:p text:style-name="P2">Vielleicht sogar dieser Auffassung folgend, sieht Gramsci Philosophie allge-</text:p>
      <text:p text:style-name="P2">mein als Ideologie, nur unterscheidet er zwei verschiedene Formen: organis-</text:p>
      <text:p text:style-name="P2">che und unorganische. Die unorganischen Ideologien, seien »widersprüchliche</text:p>
      <text:p text:style-name="P2">Schöpfungen« darauf aus »widersprüchliche und gegensätzliche Interessen zu</text:p>
      <text:p text:style-name="P2">versöhnen« (zitiert bei Rehmann, S. 98). Dem gegenüber stehen die organ-</text:p>
      <text:p text:style-name="P2">ischen Ideologien (dazu zählt, wie ich es verstanden habe, die »Philosophie</text:p>
      <text:p text:style-name="P2"><text:soft-page-break/>der Praxis« selbst), als »Theorien der Widersprüche selbst«, welche in den</text:p>
      <text:p text:style-name="P2">und durch die Widersprüchen des Alltagsverstand, diesen »zu einer höheren</text:p>
      <text:p text:style-name="P2">Lebensauffassung zu führen« (S. 1383).</text:p>
      <text:p text:style-name="P2">Hieran verwirrt mich, dass Gramsci zugleich den Alltagsverstand für un-</text:p>
      <text:p text:style-name="P2">systematisch und widerspruchsvoll erklärt (während die unorganische Ideolo-</text:p>
      <text:p text:style-name="P2">gie doch gerade »versöhnen« bedeutet) und die Aufgabe der Philosophie der</text:p>
      <text:p text:style-name="P2">Praxis darin sieht »die Philosophie der Volksmengen [...] ideologisch homogen</text:p>
      <text:p text:style-name="P2">zu machen« (S. 1395) (während sie doch eigentlich die »Theorie der Wider-</text:p>
      <text:p text:style-name="P2">sprüche« sein soll). Eine Auflösung könnte ich mir vielleicht so vorstellen:</text:p>
      <text:p text:style-name="P2">während der Alltagsverstand an sich durch die verschiedenen auch geschicht-</text:p>
      <text:p text:style-name="P2">lichen Einflüsse unsystematisch, widersprüchlich und heterogen ist, versucht</text:p>
      <text:p text:style-name="P2">die unorganische Ideologie diese Widersprüche zu verschleiern, belässt den All-</text:p>
      <text:p text:style-name="P2">tagsverstand darin aber in seinem heterogenen und widersprüchlichen Zustand,</text:p>
      <text:p text:style-name="P2">während im Gegensatz die organische Ideologie an den Widersprüchen selbst</text:p>
      <text:p text:style-name="Standard"><text:span text:style-name="Default_20_Paragraph_20_Font"><text:span text:style-name="T1">den Alltagsverstand (anknüpfend am </text:span></text:span><text:span text:style-name="Default_20_Paragraph_20_Font"><text:span text:style-name="T3">buon senso</text:span></text:span><text:span text:style-name="Default_20_Paragraph_20_Font"><text:span text:style-name="T1">) durch Kritik und Bezug-</text:span></text:span></text:p>
      <text:p text:style-name="P4"><text:span text:style-name="Default_20_Paragraph_20_Font"><text:span text:style-name="T1">nahme auf die Geschichte zu systematisieren und homogenisieren versucht. </text:span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>„homogen“ machen meinst bei Gramsci, an der </text:span></text:span><text:span text:style-name="Default_20_Paragraph_20_Font"><text:span text:style-name="T2">Kohӓrenz</text:span></text:span><text:span text:style-name="Default_20_Paragraph_20_Font"><text:span text:style-name="T1"> des Alltagsverstands arbeiten, nicht durch Verschleierung der Widersprüche, sondern ihr Durchbuchstabieren</text:span></text:span></text:p>
      <text:p text:style-name="P2"/>
      <text:p text:style-name="P2"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initial-creator>Jan Rehmann</meta:initial-creator>
    <meta:creation-date>2022-04-29T08:15:00Z</meta:creation-date>
    <dc:date>2022-04-29T20:05:11.432268061</dc:date>
    <meta:editing-cycles>10</meta:editing-cycles>
    <meta:editing-duration>PT2H13M57S</meta:editing-duration>
    <meta:document-statistic meta:table-count="0" meta:image-count="0" meta:object-count="0" meta:page-count="2" meta:paragraph-count="63" meta:word-count="625" meta:character-count="4538" meta:non-whitespace-character-count="3973"/>
    <meta:template xlink:type="simple" xlink:actuate="onRequest" xlink:title="" xlink:href="Normal"/>
  </office:meta>
</office:document-meta>
</file>